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79in" table:align="left"/>
    </style:style>
    <style:style style:name="Table1.A" style:family="table-column">
      <style:table-column-properties style:column-width="1.7674in"/>
    </style:style>
    <style:style style:name="Table1.B" style:family="table-column">
      <style:table-column-properties style:column-width="4.930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โครงสร้างโปรเจกต์ Angular 20 ที่คุณแสดงมานั้นถือว่า <text:span text:style-name="Strong_20_Emphasis">ดีมากแล้ว</text:span> และเป็นแนวทาง <text:span text:style-name="Strong_20_Emphasis">Modular + Standalone Component + Clean Architecture</text:span> ที่เหมาะกับโปรเจกต์ขนาดกลางถึงใหญ่ 👍</text:p>
      <text:h text:style-name="Heading_20_3" text:outline-level="3">✅ คุณมีครบแล้วในหลายส่วนหลัก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โฟลเดอร์/ไฟล์</text:p>
            </table:table-cell>
            <table:table-cell table:style-name="Table1.A1" office:value-type="string">
              <text:p text:style-name="Table_20_Heading">หน้าที่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core/</text:span></text:p>
          </table:table-cell>
          <table:table-cell table:style-name="Table1.A1" office:value-type="string">
            <text:p text:style-name="Table_20_Contents">รวม service, interceptor, guard, constant (ถือว่า "non-UI logic")</text:p>
          </table:table-cell>
        </table:table-row>
        <table:table-row>
          <table:table-cell table:style-name="Table1.A1" office:value-type="string">
            <text:p text:style-name="Table_20_Contents"><text:span text:style-name="Source_20_Text">shared/</text:span></text:p>
          </table:table-cell>
          <table:table-cell table:style-name="Table1.A1" office:value-type="string">
            <text:p text:style-name="Table_20_Contents">UI component ที่นำกลับมาใช้ซ้ำได้ เช่น <text:span text:style-name="Source_20_Text">Button</text:span>, <text:span text:style-name="Source_20_Text">Card</text:span>, <text:span text:style-name="Source_20_Text">Pipes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layout/</text:span></text:p>
          </table:table-cell>
          <table:table-cell table:style-name="Table1.A1" office:value-type="string">
            <text:p text:style-name="Table_20_Contents">UI โครงสร้างของ Layout หลัก เช่น <text:span text:style-name="Source_20_Text">full-layout</text:span>, <text:span text:style-name="Source_20_Text">header</text:span>, <text:span text:style-name="Source_20_Text">sidebar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pages/</text:span></text:p>
          </table:table-cell>
          <table:table-cell table:style-name="Table1.A1" office:value-type="string">
            <text:p text:style-name="Table_20_Contents">แต่ละหน้า (feature) เช่น dashboard, profile, setting เป็นต้น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.routes.ts</text:span></text:p>
          </table:table-cell>
          <table:table-cell table:style-name="Table1.A1" office:value-type="string">
            <text:p text:style-name="Table_20_Contents">รวบรวม routing ทั้งหมดของแอป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.config.ts</text:span></text:p>
          </table:table-cell>
          <table:table-cell table:style-name="Table1.A1" office:value-type="string">
            <text:p text:style-name="Table_20_Contents">ใช้กำหนด <text:span text:style-name="Source_20_Text">provideRouter</text:span>, <text:span text:style-name="Source_20_Text">provideHttpClient</text:span>, etc.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.ts</text:span></text:p>
          </table:table-cell>
          <table:table-cell table:style-name="Table1.A1" office:value-type="string">
            <text:p text:style-name="Table_20_Contents">Entry ของ App, ใช้ <text:span text:style-name="Source_20_Text">bootstrapApplication(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.html</text:span>, <text:span text:style-name="Source_20_Text">app.scss</text:span></text:p>
          </table:table-cell>
          <table:table-cell table:style-name="Table1.A1" office:value-type="string">
            <text:p text:style-name="Table_20_Contents">Template + style หลักของแอป</text:p>
          </table:table-cell>
        </table:table-row>
      </table:table>
      <text:p text:style-name="Horizontal_20_Line"/>
      <text:h text:style-name="Heading_20_3" text:outline-level="3">🔍 สิ่งที่ “อาจจะยังไม่มี” แต่ “แนะนำให้เพิ่ม” (ถ้ายังไม่ได้ทำ):</text:h>
      <text:h text:style-name="Heading_20_4" text:outline-level="4">1. <text:span text:style-name="Strong_20_Emphasis">Feature Module หรือ Grouping เพิ่ม</text:span></text:h>
      <text:p text:style-name="Text_20_body">หากโปรเจกต์จะมีหลายหน้า เช่น <text:span text:style-name="Source_20_Text">users</text:span>, <text:span text:style-name="Source_20_Text">settings</text:span>, <text:span text:style-name="Source_20_Text">reports</text:span> ควรเพิ่ม:</text:p>
      <text:p text:style-name="Preformatted_20_Text"><text:span text:style-name="Source_20_Text">pages/</text:span></text:p>
      <text:p text:style-name="Preformatted_20_Text"><text:span text:style-name="Source_20_Text">├── dashboard/</text:span></text:p>
      <text:p text:style-name="Preformatted_20_Text"><text:span text:style-name="Source_20_Text">├── users/</text:span></text:p>
      <text:p text:style-name="P1"><text:span text:style-name="Source_20_Text">├── reports/</text:span></text:p>
      <text:h text:style-name="Heading_20_4" text:outline-level="4">2. <text:span text:style-name="Strong_20_Emphasis">State Management</text:span> (ถ้าระบบเริ่มซับซ้อน)</text:h>
      <text:list text:style-name="L1">
        <text:list-item>
          <text:p text:style-name="P2">ถ้ามีการแชร์ state ข้ามหลาย component (user info, cart, etc.)</text:p>
        </text:list-item>
        <text:list-item>
          <text:p text:style-name="P2">ตัวเลือกที่แนะนำ: <text:span text:style-name="Source_20_Text">RxJS</text:span>, <text:span text:style-name="Source_20_Text">Signal</text:span>, หรือ library เช่น <text:span text:style-name="Source_20_Text">@ngrx/component-store</text:span>, <text:span text:style-name="Source_20_Text">ngrx</text:span></text:p>
        </text:list-item>
      </text:list>
      <text:h text:style-name="Heading_20_4" text:outline-level="4">3. <text:span text:style-name="Strong_20_Emphasis">UI Component Library ของตัวเอง</text:span></text:h>
      <text:p text:style-name="Text_20_body">บางองค์กรจะมีโฟลเดอร์แยกสำหรับ component ที่ reusable จริง ๆ</text:p>
      <text:p text:style-name="Preformatted_20_Text"><text:span text:style-name="Source_20_Text">ui/</text:span></text:p>
      <text:p text:style-name="Preformatted_20_Text"><text:span text:style-name="Source_20_Text">├── button/</text:span></text:p>
      <text:p text:style-name="Preformatted_20_Text"><text:span text:style-name="Source_20_Text">├── card/</text:span></text:p>
      <text:p text:style-name="P1"><text:span text:style-name="Source_20_Text">├── modal/</text:span></text:p>
      <text:p text:style-name="Quotations">แต่ถ้ามีใน <text:span text:style-name="Source_20_Text">shared/</text:span> อยู่แล้วก็ใช้ร่วมกันได้เลย</text:p>
      <text:h text:style-name="Heading_20_4" text:outline-level="4">4. <text:span text:style-name="Strong_20_Emphasis">Environment Configuration</text:span></text:h>
      <text:p text:style-name="Text_20_body">ถ้ายังไม่มี:</text:p>
      <text:p text:style-name="Preformatted_20_Text"><text:span text:style-name="Source_20_Text">src/</text:span></text:p>
      <text:p text:style-name="Preformatted_20_Text"><text:span text:style-name="Source_20_Text">└── environments/</text:span></text:p>
      <text:p text:style-name="Preformatted_20_Text"><text:span text:style-name="Source_20_Text"><text:s text:c="4"/>├── environment.ts</text:span></text:p>
      <text:p text:style-name="P1"><text:soft-page-break/><text:span text:style-name="Source_20_Text"><text:s text:c="4"/>├── environment.prod.ts</text:span></text:p>
      <text:h text:style-name="Heading_20_4" text:outline-level="4">5. <text:span text:style-name="Strong_20_Emphasis">i18n (ถ้ารองรับหลายภาษา)</text:span></text:h>
      <text:p text:style-name="Preformatted_20_Text"><text:span text:style-name="Source_20_Text">src/</text:span></text:p>
      <text:p text:style-name="Preformatted_20_Text"><text:span text:style-name="Source_20_Text">└── assets/</text:span></text:p>
      <text:p text:style-name="Preformatted_20_Text"><text:span text:style-name="Source_20_Text"><text:s text:c="4"/>└── i18n/</text:span></text:p>
      <text:p text:style-name="Preformatted_20_Text"><text:span text:style-name="Source_20_Text"><text:s text:c="8"/>├── en.json</text:span></text:p>
      <text:p text:style-name="P1"><text:span text:style-name="Source_20_Text"><text:s text:c="8"/>├── th.json</text:span></text:p>
      <text:h text:style-name="Heading_20_4" text:outline-level="4">6. <text:span text:style-name="Strong_20_Emphasis">Testing Structure</text:span></text:h>
      <text:list text:style-name="L2">
        <text:list-item>
          <text:p text:style-name="P3">ถ้าโครงสร้างใหญ่ขึ้น อาจแยก <text:span text:style-name="Source_20_Text">__tests__</text:span>, หรือใส่ unit test เข้าแต่ละโฟลเดอร์ component</text:p>
        </text:list-item>
      </text:list>
      <text:p text:style-name="Horizontal_20_Line"/>
      <text:h text:style-name="Heading_20_3" text:outline-level="3">✅ สรุป</text:h>
      <text:p text:style-name="Text_20_body">โครงสร้างของคุณ <text:span text:style-name="Strong_20_Emphasis">ดีมากและเหมาะสมกับ Angular 20</text:span> แล้ว<text:line-break/>หากจะไปต่อ แนะนำ:</text:p>
      <text:list text:style-name="L3">
        <text:list-item>
          <text:p text:style-name="P4">แยก feature page อื่น ๆ ให้ชัดเจน</text:p>
        </text:list-item>
        <text:list-item>
          <text:p text:style-name="P4">เริ่มจัดการ state ถ้ามีหลายหน้า</text:p>
        </text:list-item>
        <text:list-item>
          <text:p text:style-name="P4">เพิ่ม environments, translation (ถ้าจำเป็น)</text:p>
        </text:list-item>
      </text:list>
      <text:p text:style-name="Horizontal_20_Line"/>
      <text:p text:style-name="Text_20_body">ถ้าต้องการตัวอย่าง folder structure แบบ <text:span text:style-name="Strong_20_Emphasis">production-scale</text:span> หรือ generator command แนะนำสำหรับแต่ละโฟลเดอร์ ก็บอกได้เลยครับ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14:40:09.563302000</meta:creation-date>
    <dc:date>2025-06-21T14:40:10.969219400</dc:date>
    <meta:editing-duration>PT1S</meta:editing-duration>
    <meta:editing-cycles>1</meta:editing-cycles>
    <meta:document-statistic meta:table-count="1" meta:image-count="0" meta:object-count="0" meta:page-count="2" meta:paragraph-count="57" meta:word-count="753" meta:character-count="1678" meta:non-whitespace-character-count="1512"/>
    <meta:generator>LibreOffice/25.2.4.3$Windows_X86_64 LibreOffice_project/33e196637044ead23f5c3226cde09b47731f7e27</meta:generator>
  </office:meta>
</office:document-meta>
</file>